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tb_3a_h1">Hello world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e" fo:country="CH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e" fo:country="CH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tb_3a_p" style:display-name="dtb:p" style:family="paragraph" style:parent-style-name="Standard">
      <style:paragraph-properties fo:margin-top="0in" fo:margin-bottom="0.139in" fo:line-height="115%"/>
    </style:style>
    <style:style style:name="dtb_3a_h1" style:display-name="dtb:h1" style:family="paragraph" style:parent-style-name="Standard">
      <style:paragraph-properties fo:margin-top="0in" fo:margin-bottom="0.2083in" fo:line-height="100%" fo:hyphenation-ladder-count="no-limit" fo:padding-left="0in" fo:padding-right="0in" fo:padding-top="0in" fo:padding-bottom="0.0555in" fo:border-left="none" fo:border-right="none" fo:border-top="none" fo:border-bottom="0.99pt solid #4f81bd" style:shadow="none"/>
      <style:text-properties fo:color="#17365d" style:font-name="Cambria" fo:font-size="26pt" fo:letter-spacing="0.0035in" style:letter-kerning="true" style:font-name-asian="Times New Roman" style:font-size-asian="26pt" style:font-name-complex="Times New Roman" style:font-size-complex="26pt" fo:hyphenate="false" fo:hyphenation-remain-char-count="0" fo:hyphenation-push-char-count="0"/>
    </style:style>
    <style:style style:name="dtb_3a_h2" style:display-name="dtb:h2" style:family="paragraph" style:parent-style-name="Standard" style:default-outline-level="1">
      <style:paragraph-properties fo:margin-top="0.3335in" fo:margin-bottom="0in" fo:line-height="115%" fo:keep-together="always" fo:hyphenation-ladder-count="no-limit" fo:keep-with-next="always"/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 fo:hyphenate="false" fo:hyphenation-remain-char-count="0" fo:hyphenation-push-char-count="0"/>
    </style:style>
    <style:style style:name="dtb_3a_h3" style:display-name="dtb:h3" style:family="paragraph" style:parent-style-name="Standard" style:default-outline-level="2">
      <style:paragraph-properties fo:margin-top="0.139in" fo:margin-bottom="0in" fo:line-height="115%" fo:keep-together="always" fo:hyphenation-ladder-count="no-limit" fo:keep-with-next="always"/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dtb_3a_h4" style:display-name="dtb:h4" style:family="paragraph" style:parent-style-name="Standard" style:default-outline-level="3">
      <style:paragraph-properties fo:margin-top="0.139in" fo:margin-bottom="0in" fo:line-height="115%" fo:keep-together="always" fo:hyphenation-ladder-count="no-limit" fo:keep-with-next="always"/>
      <style:text-properties fo:color="#4f81bd" style:font-name="Cambria" fo:font-weight="bold" style:font-name-asian="Times New Roman" style:font-weight-asian="bold" style:font-name-complex="Times New Roman" style:font-weight-complex="bold" fo:hyphenate="false" fo:hyphenation-remain-char-count="0" fo:hyphenation-push-char-count="0"/>
    </style:style>
    <style:style style:name="dtb_3a_h5" style:display-name="dtb:h5" style:family="paragraph" style:parent-style-name="Standard" style:default-outline-level="4">
      <style:paragraph-properties fo:margin-top="0.139in" fo:margin-bottom="0in" fo:line-height="115%" fo:keep-together="always" fo:hyphenation-ladder-count="no-limit" fo:keep-with-next="always"/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 fo:hyphenate="false" fo:hyphenation-remain-char-count="0" fo:hyphenation-push-char-count="0"/>
    </style:style>
    <style:style style:name="dtb_3a_h6" style:display-name="dtb:h6" style:family="paragraph" style:parent-style-name="Standard" style:default-outline-level="5">
      <style:paragraph-properties fo:margin-top="0.139in" fo:margin-bottom="0in" fo:line-height="115%" fo:keep-together="always" fo:hyphenation-ladder-count="no-limit" fo:keep-with-next="always"/>
      <style:text-properties fo:color="#243f60" style:font-name="Cambria" style:font-name-asian="Times New Roman" style:font-name-complex="Times New Roman" fo:hyphenate="false" fo:hyphenation-remain-char-count="0" fo:hyphenation-push-char-count="0"/>
    </style:style>
    <style:style style:name="dtb_3a_doctitle" style:display-name="dtb:doctitle" style:family="paragraph" style:parent-style-name="Standard">
      <style:paragraph-properties fo:margin-top="0in" fo:margin-bottom="0.2083in" fo:line-height="100%" fo:hyphenation-ladder-count="no-limit" fo:padding-left="0in" fo:padding-right="0in" fo:padding-top="0in" fo:padding-bottom="0.0555in" fo:border-left="none" fo:border-right="none" fo:border-top="none" fo:border-bottom="0.99pt solid #4f81bd" style:shadow="none"/>
      <style:text-properties fo:font-variant="small-caps" fo:color="#17365d" style:font-name="Cambria" fo:font-size="26pt" fo:letter-spacing="0.0035in" fo:font-weight="bold" style:letter-kerning="true" style:font-name-asian="Times New Roman" style:font-size-asian="26pt" style:font-weight-asian="bold" style:font-name-complex="Times New Roman" style:font-size-complex="26pt" style:font-weight-complex="bold" fo:hyphenate="false" fo:hyphenation-remain-char-count="0" fo:hyphenation-push-char-count="0"/>
    </style:style>
    <style:style style:name="dtb_3a_sub" style:display-name="dtb:sub" style:family="text">
      <style:text-properties style:text-position="sub 58%"/>
    </style:style>
    <style:style style:name="dtb_3a_sup" style:display-name="dtb:sup" style:family="text">
      <style:text-properties style:text-position="super 58%"/>
    </style:style>
    <style:style style:name="dtb_3a_img" style:display-name="dtb:img" style:family="graphic">
      <style:graphic-properties svg:x="0in" svg:y="0in" fo:margin-top="0in" fo:margin-bottom="0in" style:vertical-pos="bottom" style:horizontal-pos="from-left" style:horizontal-rel="paragraph-conten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escription>Als E-Book strukturiert von der Schweiz, Bibliothek für Blinde und Sehbehinderete, Grubenstrasse 12, 8045 Zürich. Bitte das Copyright beachten!</dc:description>
    <meta:generator>LibreOffice/3.4$Unix LibreOffice_project/340m1$Build-402</meta:generator>
    <meta:creation-date>2013-06-19T11:05:12</meta:creation-date>
    <meta:editing-duration>PT2M</meta:editing-duration>
    <meta:editing-cycles>2</meta:editing-cycles>
    <meta:initial-creator>Bert Frees</meta:initial-creator>
    <meta:document-statistic meta:table-count="0" meta:image-count="0" meta:object-count="0" meta:page-count="1" meta:paragraph-count="1" meta:word-count="2" meta:character-count="12" meta:non-whitespace-character-count="11"/>
    <dc:date>2013-06-19T11:07:11</dc:date>
    <dc:creator>Bert Frees</dc:creator>
  </office:meta>
</office:document-meta>
</file>